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arM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 style:data-style-name="N37">
      <style:table-cell-properties fo:background-color="#ffffff" fo:border="0.06pt solid #000000"/>
    </style:style>
    <style:style style:name="ce4" style:family="table-cell" style:parent-style-name="Default" style:data-style-name="N41">
      <style:table-cell-properties fo:background-color="#ffffff" fo:border="0.06pt solid #000000"/>
    </style:style>
    <style:style style:name="ce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ICE" table:style-name="ta1">
        <table:shapes>
          <draw:frame draw:z-index="0" draw:style-name="gr1" draw:text-style-name="P1" svg:width="14.099cm" svg:height="9.999cm" svg:x="11.288cm" svg:y="3.61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ce1"/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Peso (Kg)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1-08-25" calcext:value-type="date">
            <text:p>25/08/21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8"/>
        </table:table-row>
        <table:table-row table:style-name="ro1" table:number-rows-repeated="113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PLANTILLA CALENAR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dia 10 Dias</text:p>
          </table:table-cell>
          <table:table-cell office:value-type="string" calcext:value-type="string">
            <text:p>Media Fi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7:39:33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8-25T01:06:29.840000000</dc:date>
    <meta:editing-duration>PT4H37M6S</meta:editing-duration>
    <meta:editing-cycles>9</meta:editing-cycles>
    <meta:document-statistic meta:table-count="2" meta:cell-count="43" meta:object-count="1"/>
  </office:meta>
</office:document-meta>
</file>

<file path=Basic/Standard/CrearMes.xml><?xml version="1.0" encoding="utf-8"?>
<!DOCTYPE module  PUBLIC '-//OpenOffice.org//DTD OfficeDocument 1.0//EN'  'module.dtd'>
<script:module xmlns:script="http://openoffice.org/2000/script" script:name="CrearMes" script:language="StarBasic" script:moduleType="normal">REM  *****  BASIC  *****

Option VBASupport 1

Sub Main
	

	
	'Declarar las variables iniciales
	Dim fecha As Date

	Dim nombreHoja As String
	Dim existeHoja As Boolean
	
	'Coger variables
	fecha = ThisComponent.Sheets(0).getCellByPosition(1,2).String
	hora = ThisComponent.Sheets(0).getCellByPosition(2,2)
	peso = ThisComponent.Sheets(0).getCellByPosition(3,2)
	
	'Creamos un String de como seria la hoja nueva
	nombreHoja = UCase(MonthName(Month(fecha), False)) &amp; " DE " &amp; Year(fecha)
	
	'Comprobar si existe ya la hoja de ese mes y a;o
	
	existeHoja = False
	
	For i = 1 To Worksheets.Count
        If Worksheets(i).Name = nombreHoja Then
				existeHoja = True
				break
        End If
    Next i
	
	'Comprobamos que nos ha dicho el bucle
	If existeHoja = True Then
		'Si la variable detecta que no existe la hoja, la creeamos, y llenamos los campos
		ThisComponent.Sheets().insertNewByName(nombreHoja, 1 )	
		
		'Ahora vamos a esa hoja, y llenamos las columnas, asi como poner cada dia del mes y la formula final para una media
		ThisComponent.setActiveSheet(nombreHoja)
		
		Dim diasMaximos As Integer
		Dim fechaAuxiliar As Date
		
		fechaAuxiliar = Format("1/"&amp;Month(fecha)&amp;"/"&amp;Year(fecha),"D MMMM YYYY")
		
		For diasMaximos = 0 To 31
			'A FALTA DE PROBAR, QUEDARIA PONER UN TRY CATCH AQUI
			Day(DateAdd (d, 1, fechaAuxiliar))
    	Next diasMaximos
		
	End If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rM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terminado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Predeterminado" style:page-layout-name="PM0" draw:style-name="Mdp1"/>
  </office:master-styles>
</office:document-styles>
</file>